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T1" style:family="text">
      <style:text-properties fo:color="#0ec0ff" style:text-underline-style="solid" style:text-underline-width="auto" style:text-underline-color="font-color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ember 2019</text:p>
      <text:p text:style-name="Standard">1 Monolithic optoelectronic integration of gallium nitride transistor</text:p>
      <text:p text:style-name="Standard"><text:a xlink:type="simple" xlink:href="http://www.semiconductor-today.com/news_items/2019/dec/nanjing-191219.shtml" text:style-name="Internet_20_link" text:visited-style-name="Visited_20_Internet_20_Link"><text:span text:style-name="T1">http://www.semiconductor-today.com/news_items/2019/dec/nanjing-191219.shtml</text:span></text:a></text:p>
      <text:p text:style-name="Standard">2 Hydrogen-terminated diamond transistors on gallium nitride/silicon</text:p>
      <text:p text:style-name="Standard"><text:a xlink:type="simple" xlink:href="http://www.semiconductor-today.com/news_items/2019/dec/ecole-241219.shtml" text:style-name="Internet_20_link" text:visited-style-name="Visited_20_Internet_20_Link"><text:span text:style-name="T1">http://www.semiconductor-today.com/news_items/2019/dec/ecole-241219.shtml</text:span></text:a></text:p>
      <text:p text:style-name="Standard">3 Toward photodetector arrays based on indium gallium nitride μLEDs</text:p>
      <text:p text:style-name="Standard"><text:a xlink:type="simple" xlink:href="http://www.semiconductor-today.com/news_items/2019/dec/fudan-261219.shtml" text:style-name="Internet_20_link" text:visited-style-name="Visited_20_Internet_20_Link"><text:span text:style-name="T1">http://www.semiconductor-today.com/news_items/2019/dec/fudan-261219.shtml</text:span></text:a></text:p>
      <text:p text:style-name="Standard">4 Gallium arsenide photodetector on thin germanium-on-silicon virtual substrate</text:p>
      <text:p text:style-name="Standard"><text:a xlink:type="simple" xlink:href="http://www.semiconductor-today.com/news_items/2019/dec/nyu-271219.shtml" text:style-name="Internet_20_link" text:visited-style-name="Visited_20_Internet_20_Link"><text:span text:style-name="T1">http://www.semiconductor-today.com/news_items/2019/dec/nyu-271219.shtml</text:span></text:a></text:p>
      <text:p text:style-name="Standard">5 Thermal droop in indium gallium nitride light-emitting diodes</text:p>
      <text:p text:style-name="Standard"><text:a xlink:type="simple" xlink:href="http://www.semiconductor-today.com/news_items/2020/jan/soraa-090120.shtml" text:style-name="Internet_20_link" text:visited-style-name="Visited_20_Internet_20_Link"><text:span text:style-name="T1">http://www.semiconductor-today.com/news_items/2020/jan/soraa-090120.shtml</text:span></text:a></text:p>
      <text:p text:style-name="Standard">6 Indium selenide expands potential of 2D optoelectronic structures</text:p>
      <text:p text:style-name="Standard"><text:a xlink:type="simple" xlink:href="http://www.semiconductor-today.com/news_items/2020/jan/heriotwatt-160120.shtml" text:style-name="Internet_20_link" text:visited-style-name="Visited_20_Internet_20_Link"><text:span text:style-name="T1">http://www.semiconductor-today.com/news_items/2020/jan/heriotwatt-160120.shtml</text:span></text:a></text:p>
      <text:p text:style-name="Standard"/>
      <text:p text:style-name="Standard"><text:span text:style-name="T2">November 2019</text:span> </text:p>
      <text:p text:style-name="Standard">1 Indium gallium nitride surface-emitting superluminescent light diodes</text:p>
      <text:p text:style-name="Standard"><text:a xlink:type="simple" xlink:href="http://www.semiconductor-today.com/news_items/2019/nov/tyndall-151119.shtml" text:style-name="Internet_20_link" text:visited-style-name="Visited_20_Internet_20_Link"><text:span text:style-name="T1">http://www.semiconductor-today.com/news_items/2019/nov/tyndall-151119.shtml</text:span></text:a></text:p>
      <text:p text:style-name="Standard">2 Boost to magnesium doping of gallium nitride on freestanding substrates</text:p>
      <text:p text:style-name="Standard"><text:a xlink:type="simple" xlink:href="http://www.semiconductor-today.com/news_items/2019/nov/nims-211119.shtml" text:style-name="Internet_20_link" text:visited-style-name="Visited_20_Internet_20_Link"><text:span text:style-name="T1">http://www.semiconductor-today.com/news_items/2019/nov/nims-211119.shtml</text:span></text:a></text:p>
      <text:p text:style-name="Standard">3 Electrochemical membrane release for aluminium gallium nitride devices</text:p>
      <text:p text:style-name="Standard"><text:a xlink:type="simple" xlink:href="http://www.semiconductor-today.com/news_items/2019/nov/nims-211119.shtml" text:style-name="Internet_20_link" text:visited-style-name="Visited_20_Internet_20_Link"><text:span text:style-name="T1">http://www.semiconductor-today.com/news_items/2019/nov/chalmers-281119.shtml</text:span></text:a></text:p>
      <text:p text:style-name="Standard">4 Self-aligned-gate gallium oxide metal-oxide-semiconductor transistors</text:p>
      <text:p text:style-name="Standard"><text:a xlink:type="simple" xlink:href="http://www.semiconductor-today.com/news_items/2019/dec/kbr-051219.shtml" text:style-name="Internet_20_link" text:visited-style-name="Visited_20_Internet_20_Link"><text:span text:style-name="T1">http://www.semiconductor-today.com/news_items/2019/dec/kbr-051219.shtml</text:span></text:a></text:p>
      <text:p text:style-name="Standard">5 Record power density aluminium gallium nitride barrier transistors</text:p>
      <text:p text:style-name="Standard"><text:a xlink:type="simple" xlink:href="http://www.semiconductor-today.com/news_items/2019/dec/stgobain-121219.shtml" text:style-name="Internet_20_link" text:visited-style-name="Visited_20_Internet_20_Link"><text:span text:style-name="T1">http://www.semiconductor-today.com/news_items/2019/dec/stgobain-121219.shtml</text:span></text:a></text:p>
      <text:p text:style-name="Standard">6 Deep UV aluminium gallium nitride laser diode at 271.8nm wavelength</text:p>
      <text:p text:style-name="Standard"><text:a xlink:type="simple" xlink:href="http://www.semiconductor-today.com/news_items/2019/dec/asahi-121219.shtml" text:style-name="Internet_20_link" text:visited-style-name="Visited_20_Internet_20_Link"><text:span text:style-name="T1">http://www.semiconductor-today.com/news_items/2019/dec/asahi-121219.shtml</text:span></text:a></text:p>
      <text:p text:style-name="Standard"/>
      <text:p text:style-name="Standard"><text:span text:style-name="T2">October 2019</text:span> </text:p>
      <text:p text:style-name="Standard">1 Vertical gallium nitride light-emitting diodes on 4-inch silicon wafers</text:p>
      <text:p text:style-name="Standard"><text:a xlink:type="simple" xlink:href="http://www.semiconductor-today.com/news_items/2019/oct/wuhan-181019.shtml" text:style-name="Internet_20_link" text:visited-style-name="Visited_20_Internet_20_Link"><text:span text:style-name="T1">http://www.semiconductor-today.com/news_items/2019/oct/wuhan-181019.shtml</text:span></text:a></text:p>
      <text:p text:style-name="Standard">2 Silicon carbide 600V transistors comparable to silicon performance</text:p>
      <text:p text:style-name="Standard"><text:a xlink:type="simple" xlink:href="http://www.semiconductor-today.com/news_items/2019/oct/ncsu-171019.shtml" text:style-name="Internet_20_link" text:visited-style-name="Visited_20_Internet_20_Link"><text:span text:style-name="T1">http://www.semiconductor-today.com/news_items/2019/oct/ncsu-171019.shtml</text:span></text:a></text:p>
      <text:p text:style-name="Standard">3 High-carrier-density two-dimensional hole gas in strained gallium nitride</text:p>
      <text:p text:style-name="Standard"><text:a xlink:type="simple" xlink:href="http://www.semiconductor-today.com/news_items/2019/oct/cornell-241019.shtml" text:style-name="Internet_20_link" text:visited-style-name="Visited_20_Internet_20_Link"><text:span text:style-name="T1">http://www.semiconductor-today.com/news_items/2019/oct/cornell-241019.shtml</text:span></text:a></text:p>
      <text:p text:style-name="Standard">4 Extremely thin gallium nitride wells enable deep ultraviolet lasing</text:p>
      <text:p text:style-name="Standard"><text:a xlink:type="simple" xlink:href="http://www.semiconductor-today.com/news_items/2019/oct/kaust-301019.shtml" text:style-name="Internet_20_link" text:visited-style-name="Visited_20_Internet_20_Link"><text:span text:style-name="T1">http://www.semiconductor-today.com/news_items/2019/oct/kaust-301019.shtml</text:span></text:a></text:p>
      <text:p text:style-name="Standard">5 Indium phosphide template for laser and silicon-on-insulator integration</text:p>
      <text:p text:style-name="Standard"><text:a xlink:type="simple" xlink:href="http://www.semiconductor-today.com/news_items/2019/nov/ucsb-071119.shtml" text:style-name="Internet_20_link" text:visited-style-name="Visited_20_Internet_20_Link"><text:span text:style-name="T1">http://www.semiconductor-today.com/news_items/2019/nov/ucsb-071119.shtml</text:span></text:a></text:p>
      <text:p text:style-name="Standard">6 Improving metal-organic growth of aluminium nitride on silicon carbide</text:p>
      <text:p text:style-name="Standard"><text:a xlink:type="simple" xlink:href="http://www.semiconductor-today.com/news_items/2019/nov/ucsb-141119.shtml" text:style-name="Internet_20_link" text:visited-style-name="Visited_20_Internet_20_Link"><text:span text:style-name="T1">http://www.semiconductor-today.com/news_items/2019/nov/ucsb-141119.shtml</text:span></text:a></text:p>
      <text:p text:style-name="Standard"/>
      <text:p text:style-name="P1">September 2019 </text:p>
      <text:p text:style-name="Standard">1 Improving white light-emitting diode luminous efficiency and color rendering</text:p>
      <text:p text:style-name="Standard"><text:a xlink:type="simple" xlink:href="http://www.semiconductor-today.com/news_items/2019/sep/csu-190919.shtml" text:style-name="Internet_20_link" text:visited-style-name="Visited_20_Internet_20_Link"><text:span text:style-name="T1">http://www.semiconductor-today.com/news_items/2019/sep/csu-190919.shtml</text:span></text:a></text:p>
      <text:p text:style-name="Standard">2 Gadolinium oxide gate insulation for gallium nitride channel transistors</text:p>
      <text:p text:style-name="Standard"><text:a xlink:type="simple" xlink:href="http://www.semiconductor-today.com/news_items/2019/sep/iit-200919.shtml" text:style-name="Internet_20_link" text:visited-style-name="Visited_20_Internet_20_Link"><text:span text:style-name="T1">http://www.semiconductor-today.com/news_items/2019/sep/iit-200919.shtml</text:span></text:a></text:p>
      <text:p text:style-name="Standard">3 Indium gallium arsenide one-transistor dynamic random access memory</text:p>
      <text:p text:style-name="Standard"><text:a xlink:type="simple" xlink:href="http://www.semiconductor-today.com/news_items/2019/sep/ibm-260919.shtml" text:style-name="Internet_20_link" text:visited-style-name="Visited_20_Internet_20_Link"><text:span text:style-name="T1">http://www.semiconductor-today.com/news_items/2019/sep/ibm-260919.shtml</text:span></text:a></text:p>
      <text:p text:style-name="Standard">4 Silver nanoparticle boost to gallium nitride red light-emitting diodes</text:p>
      <text:p text:style-name="Standard"><text:a xlink:type="simple" xlink:href="http://www.semiconductor-today.com/news_items/2019/sep/osakauni-260919.shtml" text:style-name="Internet_20_link" text:visited-style-name="Visited_20_Internet_20_Link"><text:span text:style-name="T1">http://www.semiconductor-today.com/news_items/2019/sep/osakauni-260919.shtml</text:span></text:a></text:p>
      <text:p text:style-name="Standard">5 Reducing power losses in indium gallium nitride laser diodes on silicon</text:p>
      <text:p text:style-name="Standard"><text:soft-page-break/><text:a xlink:type="simple" xlink:href="http://www.semiconductor-today.com/news_items/2019/oct/sinano-021019.shtml" text:style-name="Internet_20_link" text:visited-style-name="Visited_20_Internet_20_Link"><text:span text:style-name="T1">http://www.semiconductor-today.com/news_items/2019/oct/sinano-021019.shtml</text:span></text:a></text:p>
      <text:p text:style-name="Standard">6 High-frequency indium aluminium nitride barrier transistors on silicon</text:p>
      <text:p text:style-name="Standard"><text:a xlink:type="simple" xlink:href="http://www.semiconductor-today.com/news_items/2019/oct/uod-091019.shtml" text:style-name="Internet_20_link" text:visited-style-name="Visited_20_Internet_20_Link"><text:span text:style-name="T1">http://www.semiconductor-today.com/news_items/2019/oct/uod-091019.shtml</text:span></text:a></text:p>
      <text:p text:style-name="Standard"/>
      <text:p text:style-name="P1">August 2019</text:p>
      <text:p text:style-name="Standard">1 Ferroelectric gate stack for normally-off gallium nitride power transistors</text:p>
      <text:p text:style-name="Standard"><text:a xlink:type="simple" xlink:href="http://www.semiconductor-today.com/news_items/2019/aug/nctu-280819.shtml" text:style-name="Internet_20_link" text:visited-style-name="Visited_20_Internet_20_Link"><text:span text:style-name="T1">http://www.semiconductor-today.com/news_items/2019/aug/nctu-280819.shtml</text:span></text:a></text:p>
      <text:p text:style-name="Standard">2 III-nitride superluminescent diodes on silicon for displays and communication</text:p>
      <text:p text:style-name="Standard"><text:a xlink:type="simple" xlink:href="http://www.semiconductor-today.com/news_items/2019/aug/sinano-290819.shtml" text:style-name="Internet_20_link" text:visited-style-name="Visited_20_Internet_20_Link"><text:span text:style-name="T1">http://www.semiconductor-today.com/news_items/2019/aug/sinano-290819.shtml</text:span></text:a></text:p>
      <text:p text:style-name="Standard">3 Reduced contact resistance aluminium gallium nitride channel power devices</text:p>
      <text:p text:style-name="Standard"><text:a xlink:type="simple" xlink:href="http://www.semiconductor-today.com/news_items/2019/sep/ucsb-060919.shtml" text:style-name="Internet_20_link" text:visited-style-name="Visited_20_Internet_20_Link"><text:span text:style-name="T1">http://www.semiconductor-today.com/news_items/2019/sep/ucsb-060919.shtml</text:span></text:a></text:p>
      <text:p text:style-name="Standard">4 Vertical gallium oxide Schottky barrier diodes with improved performance</text:p>
      <text:p text:style-name="Standard"><text:a xlink:type="simple" xlink:href="http://www.semiconductor-today.com/news_items/2019/sep/vpi-110919.shtml" text:style-name="Internet_20_link" text:visited-style-name="Visited_20_Internet_20_Link"><text:span text:style-name="T1">http://www.semiconductor-today.com/news_items/2019/sep/vpi-110919.shtml</text:span></text:a></text:p>
      <text:p text:style-name="Standard">5 Wafer-level backside processing of high-frequency indium phosphide chips</text:p>
      <text:p text:style-name="Standard"><text:a xlink:type="simple" xlink:href="http://www.semiconductor-today.com/news_items/2019/sep/nttc-110919.shtml" text:style-name="Internet_20_link" text:visited-style-name="Visited_20_Internet_20_Link"><text:span text:style-name="T1">http://www.semiconductor-today.com/news_items/2019/sep/nttc-110919.shtml</text:span></text:a></text:p>
      <text:p text:style-name="Standard">6 Monolithic alternating current indium gallium nitride light-emitting chips</text:p>
      <text:p text:style-name="Standard"><text:a xlink:type="simple" xlink:href="http://www.semiconductor-today.com/news_items/2019/sep/csu-190919.shtml" text:style-name="Internet_20_link" text:visited-style-name="Visited_20_Internet_20_Link"><text:span text:style-name="T1">http://www.semiconductor-today.com/news_items/2019/sep/psu-120919.shtml</text:span></text:a></text:p>
      <text:p text:style-name="Standard"/>
      <text:p text:style-name="Standard"><text:span text:style-name="T2">July 2019</text:span> </text:p>
      <text:p text:style-name="Standard">1 High-power polarized-light vertical-cavity surface-emitting laser</text:p>
      <text:p text:style-name="Standard"><text:a xlink:type="simple" xlink:href="http://www.semiconductor-today.com/news_items/2019/jul/optigot-260719.shtml" text:style-name="Internet_20_link" text:visited-style-name="Visited_20_Internet_20_Link"><text:span text:style-name="T1">http://www.semiconductor-today.com/news_items/2019/jul/optigot-260719.shtml</text:span></text:a></text:p>
      <text:p text:style-name="Standard">2 Indium arsenide and gallium antimonide fins on 300mm silicon</text:p>
      <text:p text:style-name="Standard"><text:a xlink:type="simple" xlink:href="http://www.semiconductor-today.com/news_items/2019/jul/imec-310719.shtml" text:style-name="Internet_20_link" text:visited-style-name="Visited_20_Internet_20_Link"><text:span text:style-name="T1">http://www.semiconductor-today.com/news_items/2019/jul/imec-310719.shtml</text:span></text:a></text:p>
      <text:p text:style-name="Standard">3 Electrically driven germanium-tin vertical-cavity surface emitter</text:p>
      <text:p text:style-name="Standard"><text:a xlink:type="simple" xlink:href="http://www.semiconductor-today.com/news_items/2019/aug/nccu-020819.shtml" text:style-name="Internet_20_link" text:visited-style-name="Visited_20_Internet_20_Link"><text:span text:style-name="T1">http://www.semiconductor-today.com/news_items/2019/aug/nccu-020819.shtml</text:span></text:a></text:p>
      <text:p text:style-name="Standard">4 Annealing to tune output wavelength of quantum dot lasers on silicon</text:p>
      <text:p text:style-name="Standard"><text:a xlink:type="simple" xlink:href="http://www.semiconductor-today.com/news_items/2019/aug/ucl-090819.shtml" text:style-name="Internet_20_link" text:visited-style-name="Visited_20_Internet_20_Link"><text:span text:style-name="T1">http://www.semiconductor-today.com/news_items/2019/aug/ucl-090819.shtml</text:span></text:a></text:p>
      <text:p text:style-name="Standard">5 Thermal atomic layer etching of III-arsenide semiconductors</text:p>
      <text:p text:style-name="Standard"><text:a xlink:type="simple" xlink:href="http://www.semiconductor-today.com/news_items/2019/aug/mit-160819.shtml" text:style-name="Internet_20_link" text:visited-style-name="Visited_20_Internet_20_Link"><text:span text:style-name="T1">http://www.semiconductor-today.com/news_items/2019/aug/mit-160819.shtml</text:span></text:a></text:p>
      <text:p text:style-name="Standard">6 Increasing on-current in III-V transistors on silicon</text:p>
      <text:p text:style-name="Standard"><text:a xlink:type="simple" xlink:href="http://www.semiconductor-today.com/news_items/2019/aug/ibm-220819.shtml" text:style-name="Internet_20_link" text:visited-style-name="Visited_20_Internet_20_Link"><text:span text:style-name="T1">http://www.semiconductor-today.com/news_items/2019/aug/ibm-220819.shtml</text:span></text:a></text:p>
      <text:p text:style-name="P1">June 2019</text:p>
      <text:p text:style-name="Standard">1 Chromium/aluminium n-electrode for reflection boost of deep-ultraviolet LEDs</text:p>
      <text:p text:style-name="Standard"><text:a xlink:type="simple" xlink:href="http://www.semiconductor-today.com/news_items/2019/jun/huazhong-200619.shtml" text:style-name="Internet_20_link" text:visited-style-name="Visited_20_Internet_20_Link"><text:span text:style-name="T1">http://www.semiconductor-today.com/news_items/2019/jun/huazhong-200619.shtml</text:span></text:a></text:p>
      <text:p text:style-name="Standard">2 Achieving nitrogen-polar performance from gallium-polar growth</text:p>
      <text:p text:style-name="Standard"><text:a xlink:type="simple" xlink:href="http://www.semiconductor-today.com/news_items/2019/jun/cornell-140619.shtml" text:style-name="Internet_20_link" text:visited-style-name="Visited_20_Internet_20_Link"><text:span text:style-name="T1">http://www.semiconductor-today.com/news_items/2019/jun/cornell-140619.shtml</text:span></text:a></text:p>
      <text:p text:style-name="Standard">3 Conductive penetration of aluminium nitride buffers on silicon substrates</text:p>
      <text:p text:style-name="Standard"><text:a xlink:type="simple" xlink:href="http://www.semiconductor-today.com/news_items/2019/jun/ritsumeikan-270619.shtml" text:style-name="Internet_20_link" text:visited-style-name="Visited_20_Internet_20_Link"><text:span text:style-name="T1">http://www.semiconductor-today.com/news_items/2019/jun/ritsumeikan-270619.shtml</text:span></text:a></text:p>
      <text:p text:style-name="Standard">4 Ultra-low-power light-emitting diodes for Internet of Things and smart dust</text:p>
      <text:p text:style-name="Standard"><text:a xlink:type="simple" xlink:href="http://www.semiconductor-today.com/news_items/2019/jul/ibm-040719.shtml" text:style-name="Internet_20_link" text:visited-style-name="Visited_20_Internet_20_Link"><text:span text:style-name="T1">http://www.semiconductor-today.com/news_items/2019/jul/ibm-040719.shtml</text:span></text:a></text:p>
      <text:p text:style-name="Standard">5 Gallium nitride quantum well high-electron-mobility transistors</text:p>
      <text:p text:style-name="Standard"><text:a xlink:type="simple" xlink:href="http://www.semiconductor-today.com/news_items/2019/jul/cornell-110719.shtml" text:style-name="Internet_20_link" text:visited-style-name="Visited_20_Internet_20_Link"><text:span text:style-name="T1">http://www.semiconductor-today.com/news_items/2019/jul/cornell-110719.shtml</text:span></text:a></text:p>
      <text:p text:style-name="Standard">6 High-electron-mobility III-nitride on 3C silicon carbide template on silicon</text:p>
      <text:p text:style-name="Standard"><text:a xlink:type="simple" xlink:href="http://www.semiconductor-today.com/news_items/2019/jul/fraunhofer-180719.shtml" text:style-name="Internet_20_link" text:visited-style-name="Visited_20_Internet_20_Link"><text:span text:style-name="T1">http://www.semiconductor-today.com/news_items/2019/jul/fraunhofer-180719.shtml</text:span></text:a></text:p>
      <text:p text:style-name="Standard"/>
      <text:p text:style-name="Standard"><text:span text:style-name="T2">May 2019</text:span> </text:p>
      <text:p text:style-name="Standard">1 Ultraviolet aluminium gallium nitride shell nanowire light-emitting diodes</text:p>
      <text:p text:style-name="Standard"><text:a xlink:type="simple" xlink:href="http://www.semiconductor-today.com/news_items/2019/may/nist_160519.shtml" text:style-name="Internet_20_link" text:visited-style-name="Visited_20_Internet_20_Link"><text:span text:style-name="T1">http://www.semiconductor-today.com/news_items/2019/may/nist_160519.shtml</text:span></text:a></text:p>
      <text:p text:style-name="Standard">2 Indium gallium nitride platelets for green and red light-emitting diodes</text:p>
      <text:p text:style-name="Standard"><text:a xlink:type="simple" xlink:href="http://www.semiconductor-today.com/news_items/2019/may/lunduniversity_230519.shtml" text:style-name="Internet_20_link" text:visited-style-name="Visited_20_Internet_20_Link"><text:span text:style-name="T1">http://www.semiconductor-today.com/news_items/2019/may/lunduniversity_230519.shtml</text:span></text:a></text:p>
      <text:p text:style-name="Standard">3 Pushing high-frequency transistor performance above 700GHz</text:p>
      <text:p text:style-name="Standard"><text:a xlink:type="simple" xlink:href="http://www.semiconductor-today.com/news_items/2019/may/knu_240519.shtml" text:style-name="Internet_20_link" text:visited-style-name="Visited_20_Internet_20_Link"><text:span text:style-name="T1">http://www.semiconductor-today.com/news_items/2019/may/knu_240519.shtml</text:span></text:a></text:p>
      <text:p text:style-name="Standard"><text:soft-page-break/>4 Nitrogen-polar gallium nitride current-aperture vertical electron transistor</text:p>
      <text:p text:style-name="Standard"><text:a xlink:type="simple" xlink:href="http://www.semiconductor-today.com/news_items/2019/may/ucd_300519.shtml" text:style-name="Internet_20_link" text:visited-style-name="Visited_20_Internet_20_Link"><text:span text:style-name="T1">http://www.semiconductor-today.com/news_items/2019/may/ucd_300519.shtml</text:span></text:a></text:p>
      <text:p text:style-name="Standard">5 Split gate improves octagonal-cell silicon carbide MOSFET performance</text:p>
      <text:p text:style-name="Standard"><text:a xlink:type="simple" xlink:href="http://www.semiconductor-today.com/news_items/2019/jun/ncsu-060619.shtml" text:style-name="Internet_20_link" text:visited-style-name="Visited_20_Internet_20_Link"><text:span text:style-name="T1">http://www.semiconductor-today.com/news_items/2019/jun/ncsu-060619.shtml</text:span></text:a></text:p>
      <text:p text:style-name="Standard">6 Developing III-nitride-on-silicon optoelectronic platform</text:p>
      <text:p text:style-name="Standard"><text:a xlink:type="simple" xlink:href="http://www.semiconductor-today.com/news_items/2019/jun/nupt-130619.shtml" text:style-name="Internet_20_link" text:visited-style-name="Visited_20_Internet_20_Link"><text:span text:style-name="T1">http://www.semiconductor-today.com/news_items/2019/jun/nupt-130619.shtml</text:span></text:a></text:p>
      <text:p text:style-name="Standard"/>
      <text:p text:style-name="P1">April 2019 </text:p>
      <text:p text:style-name="Standard">1 Aluminium scandium nitride exhibits ferroelectric behavior</text:p>
      <text:p text:style-name="Standard"><text:a xlink:type="simple" xlink:href="http://www.semiconductor-today.com/news_items/2019/apr/isit_180419.shtml" text:style-name="Internet_20_link" text:visited-style-name="Visited_20_Internet_20_Link"><text:span text:style-name="T1">http://www.semiconductor-today.com/news_items/2019/apr/isit_180419.shtml</text:span></text:a></text:p>
      <text:p text:style-name="Standard">2 Gallium-doped zinc oxide transparent conductor for gallium nitride LEDs</text:p>
      <text:p text:style-name="Standard"><text:a xlink:type="simple" xlink:href="http://www.semiconductor-today.com/news_items/2019/apr/gist_250419.shtml" text:style-name="Internet_20_link" text:visited-style-name="Visited_20_Internet_20_Link"><text:span text:style-name="T1">http://www.semiconductor-today.com/news_items/2019/apr/gist_250419.shtml</text:span></text:a></text:p>
      <text:p text:style-name="Standard">3 Diamond thermal management boosts gallium nitride transistor power</text:p>
      <text:p text:style-name="Standard"><text:a xlink:type="simple" xlink:href="http://www.semiconductor-today.com/news_items/2019/may/nrl_020519.shtml" text:style-name="Internet_20_link" text:visited-style-name="Visited_20_Internet_20_Link"><text:span text:style-name="T1">http://www.semiconductor-today.com/news_items/2019/may/nrl_020519.shtml</text:span></text:a></text:p>
      <text:p text:style-name="Standard">4 Distributed feed-back gratings for indium gallium nitride laser diodes</text:p>
      <text:p text:style-name="Standard"><text:a xlink:type="simple" xlink:href="http://www.semiconductor-today.com/news_items/2019/may/kaust_030519.shtml" text:style-name="Internet_20_link" text:visited-style-name="Visited_20_Internet_20_Link"><text:span text:style-name="T1">http://www.semiconductor-today.com/news_items/2019/may/kaust_030519.shtml</text:span></text:a></text:p>
      <text:p text:style-name="Standard">5 Graphene interlayer for deep ultraviolet LEDs on nano-patterned sapphiree</text:p>
      <text:p text:style-name="Standard"><text:a xlink:type="simple" xlink:href="http://www.semiconductor-today.com/news_items/2019/may/cas_090519.shtml" text:style-name="Internet_20_link" text:visited-style-name="Visited_20_Internet_20_Link"><text:span text:style-name="T1">http://www.semiconductor-today.com/news_items/2019/may/cas_090519.shtml</text:span></text:a></text:p>
      <text:p text:style-name="Standard">6 Positive threshold in GaN transistors with p-type aluminium titanium oxide</text:p>
      <text:p text:style-name="Standard"><text:a xlink:type="simple" xlink:href="http://www.semiconductor-today.com/news_items/2019/may/iis_100519.shtml" text:style-name="Internet_20_link" text:visited-style-name="Visited_20_Internet_20_Link"><text:span text:style-name="T1">http://www.semiconductor-today.com/news_items/2019/may/iis_100519.shtml</text:span></text:a></text:p>
      <text:p text:style-name="Standard"/>
      <text:p text:style-name="P1">March 2019</text:p>
      <text:p text:style-name="Standard">1 Eliminating waveguide propagation from III-nitride light-emitting diodes</text:p>
      <text:p text:style-name="Standard"><text:a xlink:type="simple" xlink:href="http://www.semiconductor-today.com/news_items/2019/mar/nupt_190319.shtml" text:style-name="Internet_20_link" text:visited-style-name="Visited_20_Internet_20_Link"><text:span text:style-name="T1">http://www.semiconductor-today.com/news_items/2019/mar/nupt_190319.shtml</text:span></text:a></text:p>
      <text:p text:style-name="Standard">2 Boosting extraction performance of ultraviolet light-emitting diodes</text:p>
      <text:p text:style-name="Standard"><text:a xlink:type="simple" xlink:href="http://www.semiconductor-today.com/news_items/2019/mar/sint_200319.shtml" text:style-name="Internet_20_link" text:visited-style-name="Visited_20_Internet_20_Link"><text:span text:style-name="T1">http://www.semiconductor-today.com/news_items/2019/mar/sint_200319.shtml</text:span></text:a></text:p>
      <text:p text:style-name="Standard">3 Indium gallium arsenide quantum well transistors on silicon</text:p>
      <text:p text:style-name="Standard"><text:a xlink:type="simple" xlink:href="http://www.semiconductor-today.com/news_items/2019/mar/ibm_190319.shtml" text:style-name="Internet_20_link" text:visited-style-name="Visited_20_Internet_20_Link"><text:span text:style-name="T1">http://www.semiconductor-today.com/news_items/2019/mar/ibm_190319.shtml</text:span></text:a></text:p>
      <text:p text:style-name="Standard">4 Curved mirror reduces threshold of gallium indium nitride vertical laser</text:p>
      <text:p text:style-name="Standard"><text:a xlink:type="simple" xlink:href="http://www.semiconductor-today.com/news_items/2019/apr/sony_030419.shtml" text:style-name="Internet_20_link" text:visited-style-name="Visited_20_Internet_20_Link"><text:span text:style-name="T1">http://www.semiconductor-today.com/news_items/2019/apr/sony_030419.shtml</text:span></text:a></text:p>
      <text:p text:style-name="Standard">5 Non-polar GaN-based VCSEL diode with nanoporous distributed Bragg reflector</text:p>
      <text:p text:style-name="Standard"><text:a xlink:type="simple" xlink:href="http://www.semiconductor-today.com/news_items/2019/apr/sandia_050419.shtml" text:style-name="Internet_20_link" text:visited-style-name="Visited_20_Internet_20_Link"><text:span text:style-name="T1">http://www.semiconductor-today.com/news_items/2019/apr/sandia_050419.shtml</text:span></text:a></text:p>
      <text:p text:style-name="Standard">6 First demonstration of RF N-polar GaN metal-insulator-semiconductor HEMT</text:p>
      <text:p text:style-name="Standard"><text:a xlink:type="simple" xlink:href="http://www.semiconductor-today.com/news_items/2019/apr/ucsb_110419.shtml" text:style-name="Internet_20_link" text:visited-style-name="Visited_20_Internet_20_Link"><text:span text:style-name="T1">http://www.semiconductor-today.com/news_items/2019/apr/ucsb_110419.shtml</text:span></text:a></text:p>
      <text:p text:style-name="Standard"/>
      <text:p text:style-name="P1">February 2019</text:p>
      <text:p text:style-name="Standard">1 Selective-area emitter for gallium nitride bipolar transistors</text:p>
      <text:p text:style-name="Standard"><text:a xlink:type="simple" xlink:href="http://www.semiconductor-today.com/news_items/2019/feb/cis_150219.shtml" text:style-name="Internet_20_link" text:visited-style-name="Visited_20_Internet_20_Link"><text:span text:style-name="T1">http://www.semiconductor-today.com/news_items/2019/feb/cis_150219.shtml</text:span></text:a></text:p>
      <text:p text:style-name="Standard">2 Monolithic indium arsenide antimonide on silicon mid-infrared photodetector</text:p>
      <text:p text:style-name="Standard"><text:a xlink:type="simple" xlink:href="http://www.semiconductor-today.com/news_items/2019/feb/lancasteruni_190219.shtml" text:style-name="Internet_20_link" text:visited-style-name="Visited_20_Internet_20_Link"><text:span text:style-name="T1">http://www.semiconductor-today.com/news_items/2019/feb/lancasteruni_190219.shtml</text:span></text:a></text:p>
      <text:p text:style-name="Standard">3 First demonstration of fully vertical gallium nitride transistors on silicon</text:p>
      <text:p text:style-name="Standard"><text:a xlink:type="simple" xlink:href="http://www.semiconductor-today.com/news_items/2019/feb/ecole_210219.shtml" text:style-name="Internet_20_link" text:visited-style-name="Visited_20_Internet_20_Link"><text:span text:style-name="T1">http://www.semiconductor-today.com/news_items/2019/feb/ecole_210219.shtml</text:span></text:a></text:p>
      <text:p text:style-name="Standard">4 Vertical integration of gallium nitride nanowire transistor and light-emitter</text:p>
      <text:p text:style-name="Standard"><text:a xlink:type="simple" xlink:href="http://www.semiconductor-today.com/news_items/2019/feb/rit_280219.shtml" text:style-name="Internet_20_link" text:visited-style-name="Visited_20_Internet_20_Link"><text:span text:style-name="T1">http://www.semiconductor-today.com/news_items/2019/feb/rit_280219.shtml</text:span></text:a></text:p>
      <text:p text:style-name="Standard">5 Yellow light-emitting diodes with high wall-plug efficiency</text:p>
      <text:p text:style-name="Standard"><text:a xlink:type="simple" xlink:href="http://www.semiconductor-today.com/news_items/2019/mar/nanchang_060319.shtml" text:style-name="Internet_20_link" text:visited-style-name="Visited_20_Internet_20_Link"><text:span text:style-name="T1">http://www.semiconductor-today.com/news_items/2019/mar/nanchang_060319.shtml</text:span></text:a></text:p>
      <text:p text:style-name="Standard">6 Indium arsenide quantum dot laser diodes on on-axis silicon</text:p>
      <text:p text:style-name="Standard"><text:a xlink:type="simple" xlink:href="http://www.semiconductor-today.com/news_items/2019/mar/tokyouni_140319.shtml" text:style-name="Internet_20_link" text:visited-style-name="Visited_20_Internet_20_Link"><text:span text:style-name="T1">http://www.semiconductor-today.com/news_items/2019/mar/tokyouni_140319.shtml</text:span></text:a></text:p>
      <text:p text:style-name="Standard"/>
      <text:p text:style-name="Standard"><text:span text:style-name="T2">January 2019</text:span> </text:p>
      <text:p text:style-name="Standard">1 Gallium oxide prospects for high-voltage and high-power electronics</text:p>
      <text:p text:style-name="Standard"><text:a xlink:type="simple" xlink:href="http://www.semiconductor-today.com/news_items/2019/jan/nrl_170119.shtml" text:style-name="Internet_20_link" text:visited-style-name="Visited_20_Internet_20_Link"><text:span text:style-name="T1">http://www.semiconductor-today.com/news_items/2019/jan/nrl_170119.shtml</text:span></text:a></text:p>
      <text:p text:style-name="Standard"><text:soft-page-break/>2 Multi-channel tri-gate III-nitride high-electron-mobility transistors on silicon</text:p>
      <text:p text:style-name="Standard"><text:a xlink:type="simple" xlink:href="http://www.semiconductor-today.com/news_items/2019/jan/ecole_240119.shtml" text:style-name="Internet_20_link" text:visited-style-name="Visited_20_Internet_20_Link"><text:span text:style-name="T1">http://www.semiconductor-today.com/news_items/2019/jan/ecole_240119.shtml</text:span></text:a></text:p>
      <text:p text:style-name="Standard">3 Reducing Schottky on-resistance in multi-channel III-nitride structures</text:p>
      <text:p text:style-name="Standard"><text:a xlink:type="simple" xlink:href="http://www.semiconductor-today.com/news_items/2019/jan/ecole_300119.shtml" text:style-name="Internet_20_link" text:visited-style-name="Visited_20_Internet_20_Link"><text:span text:style-name="T1">www.semiconductor-today.com/news_items/2019/jan/ecole_300119.shtml</text:span></text:a></text:p>
      <text:p text:style-name="Standard">4 Octagonal cell topology for high-frequency silicon carbide transistors</text:p>
      <text:p text:style-name="Standard"><text:a xlink:type="simple" xlink:href="http://www.semiconductor-today.com/news_items/2019/feb/ncsu_010219.shtml" text:style-name="Internet_20_link" text:visited-style-name="Visited_20_Internet_20_Link"><text:span text:style-name="T1">http://www.semiconductor-today.com/news_items/2019/feb/ncsu_010219.shtml</text:span></text:a></text:p>
      <text:p text:style-name="Standard">5 Graphene-enabled aluminium gallium nitride nanopyramid arrays on silicon</text:p>
      <text:p text:style-name="Standard"><text:a xlink:type="simple" xlink:href="http://www.semiconductor-today.com/news_items/2019/feb/crayonano_070219.shtml" text:style-name="Internet_20_link" text:visited-style-name="Visited_20_Internet_20_Link"><text:span text:style-name="T1">http://www.semiconductor-today.com/news_items/2019/feb/crayonano_070219.shtml</text:span></text:a></text:p>
      <text:p text:style-name="Standard">6 Boosting switching frequency in gallium nitride vertical fin transistors</text:p>
      <text:p text:style-name="Standard"><text:a xlink:type="simple" xlink:href="http://www.semiconductor-today.com/news_items/2019/feb/mit_140219.shtml" text:style-name="Internet_20_link" text:visited-style-name="Visited_20_Internet_20_Link"><text:span text:style-name="T1">http://www.semiconductor-today.com/news_items/2019/feb/mit_140219.shtm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7-03-11T15:30:35.314219738</meta:creation-date>
    <meta:generator>LibreOffice/6.0.7.3$Linux_X86_64 LibreOffice_project/00m0$Build-3</meta:generator>
    <dc:date>2020-05-20T20:17:27.513316779</dc:date>
    <meta:editing-duration>PT33S</meta:editing-duration>
    <meta:editing-cycles>1</meta:editing-cycles>
    <meta:document-statistic meta:table-count="0" meta:image-count="0" meta:object-count="0" meta:page-count="4" meta:paragraph-count="156" meta:word-count="752" meta:character-count="10513" meta:non-whitespace-character-count="9910"/>
  </office:meta>
</office:document-meta>
</file>